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73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58cm"/>
    </style:style>
    <style:style style:name="co4" style:family="table-column">
      <style:table-column-properties fo:break-before="auto" style:column-width="3.854cm"/>
    </style:style>
    <style:style style:name="co5" style:family="table-column">
      <style:table-column-properties fo:break-before="auto" style:column-width="5.685cm"/>
    </style:style>
    <style:style style:name="co6" style:family="table-column">
      <style:table-column-properties fo:break-before="auto" style:column-width="3.533cm"/>
    </style:style>
    <style:style style:name="co7" style:family="table-column">
      <style:table-column-properties fo:break-before="auto" style:column-width="3.34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="0.002cm solid #000000"/>
    </style:style>
    <style:style style:name="ce3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ANIMAL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OLUMN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ORDO</text:p>
          </table:table-cell>
          <table:table-cell table:style-name="ce2" office:value-type="string">
            <text:p>SIMPLE_NAME</text:p>
          </table:table-cell>
          <table:table-cell table:style-name="ce2" office:value-type="string">
            <text:p>UPDATE_TIM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INTEGER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TEXT</text:p>
          </table:table-cell>
          <table:table-cell table:number-columns-repeated="1019"/>
        </table:table-row>
        <table:table-row table:style-name="ro1">
          <table:table-cell office:value-type="string">
            <text:p>VALUE</text:p>
          </table:table-cell>
          <table:table-cell office:value-type="string">
            <text:p>1</text:p>
          </table:table-cell>
          <table:table-cell office:value-type="string">
            <text:p>CARNIVRA</text:p>
          </table:table-cell>
          <table:table-cell office:value-type="string">
            <text:p>CAT</text:p>
          </table:table-cell>
          <table:table-cell office:value-type="string">
            <text:p>2009/07/19 15:24:32</text:p>
          </table:table-cell>
          <table:table-cell table:number-columns-repeated="2"/>
          <table:table-cell table:style-name="ce3" table:formula="of:=&quot;INSERT INTO &quot;&amp;[.$A$2]&amp;&quot; VALUES ('&quot;&amp;[.B5]&amp;&quot;','&quot;&amp;[.C5]&amp;&quot;','&quot;&amp;[.D5]&amp;&quot;','&quot;&amp;[.E5]&amp;&quot;');&quot;" office:value-type="string" office:string-value="INSERT INTO ANIMALS VALUES ('1','CARNIVRA','CAT','2009/07/19 15:24:32');">
            <text:p>INSERT INTO ANIMALS VALUES ('1','CARNIVRA','CAT','2009/07/19 15:24:32');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2</text:p>
          </table:table-cell>
          <table:table-cell office:value-type="string">
            <text:p>CARNIVRA</text:p>
          </table:table-cell>
          <table:table-cell office:value-type="string">
            <text:p>DOG</text:p>
          </table:table-cell>
          <table:table-cell office:value-type="string">
            <text:p>2009/07/20 12:22:34</text:p>
          </table:table-cell>
          <table:table-cell table:number-columns-repeated="2"/>
          <table:table-cell table:style-name="ce3" table:formula="of:=&quot;INSERT INTO &quot;&amp;[.$A$2]&amp;&quot; VALUES ('&quot;&amp;[.B6]&amp;&quot;','&quot;&amp;[.C6]&amp;&quot;','&quot;&amp;[.D6]&amp;&quot;','&quot;&amp;[.E6]&amp;&quot;');&quot;" office:value-type="string" office:string-value="INSERT INTO ANIMALS VALUES ('2','CARNIVRA','DOG','2009/07/20 12:22:34');">
            <text:p>INSERT INTO ANIMALS VALUES ('2','CARNIVRA','DOG','2009/07/20 12:22:34');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NIMALS_DETAIL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OLUMN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NIMALS_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ORIGIN</text:p>
          </table:table-cell>
          <table:table-cell table:style-name="ce2" office:value-type="string">
            <text:p>UPDATE_TIM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INTEGER</text:p>
          </table:table-cell>
          <table:table-cell table:style-name="ce2" office:value-type="string">
            <text:p>INTEGER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TEXT</text:p>
          </table:table-cell>
          <table:table-cell table:number-columns-repeated="1018"/>
        </table:table-row>
        <table:table-row table:style-name="ro1">
          <table:table-cell office:value-type="string">
            <text:p>VALUE</text:p>
          </table:table-cell>
          <table:table-cell table:number-columns-repeated="2" office:value-type="string">
            <text:p>1</text:p>
          </table:table-cell>
          <table:table-cell office:value-type="string">
            <text:p>Abyssinian</text:p>
          </table:table-cell>
          <table:table-cell office:value-type="string">
            <text:p>UNKNOWN</text:p>
          </table:table-cell>
          <table:table-cell office:value-type="string">
            <text:p>2009/07/19 15:30:11</text:p>
          </table:table-cell>
          <table:table-cell/>
          <table:table-cell table:style-name="ce3" table:formula="of:=&quot;INSERT INTO &quot;&amp;[.$A$9]&amp;&quot; VALUES ('&quot;&amp;[.B12]&amp;&quot;','&quot;&amp;[.C12]&amp;&quot;','&quot;&amp;[.D12]&amp;&quot;','&quot;&amp;[.E12]&amp;&quot;','&quot;&amp;[.F12]&amp;&quot;');&quot;" office:value-type="string" office:string-value="INSERT INTO ANIMALS_DETAIL VALUES ('1','1','Abyssinian','UNKNOWN','2009/07/19 15:30:11');">
            <text:p>INSERT INTO ANIMALS_DETAIL VALUES ('1','1','Abyssinian','UNKNOWN','2009/07/19 15:30:11');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American Shorthair </text:p>
          </table:table-cell>
          <table:table-cell office:value-type="string">
            <text:p>United States</text:p>
          </table:table-cell>
          <table:table-cell office:value-type="string">
            <text:p>2009/07/19 15:31:21</text:p>
          </table:table-cell>
          <table:table-cell/>
          <table:table-cell table:style-name="ce3" table:formula="of:=&quot;INSERT INTO &quot;&amp;[.$A$9]&amp;&quot; VALUES ('&quot;&amp;[.B13]&amp;&quot;','&quot;&amp;[.C13]&amp;&quot;','&quot;&amp;[.D13]&amp;&quot;','&quot;&amp;[.E13]&amp;&quot;','&quot;&amp;[.F13]&amp;&quot;');&quot;" office:value-type="string" office:string-value="INSERT INTO ANIMALS_DETAIL VALUES ('2','1','American Shorthair ','United States','2009/07/19 15:31:21');">
            <text:p>INSERT INTO ANIMALS_DETAIL VALUES ('2','1','American Shorthair ','United States','2009/07/19 15:31:21');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Japanese Bobtail</text:p>
          </table:table-cell>
          <table:table-cell office:value-type="string">
            <text:p>Japan</text:p>
          </table:table-cell>
          <table:table-cell office:value-type="string">
            <text:p>2009/07/19 15:31:52</text:p>
          </table:table-cell>
          <table:table-cell/>
          <table:table-cell table:style-name="ce3" table:formula="of:=&quot;INSERT INTO &quot;&amp;[.$A$9]&amp;&quot; VALUES ('&quot;&amp;[.B14]&amp;&quot;','&quot;&amp;[.C14]&amp;&quot;','&quot;&amp;[.D14]&amp;&quot;','&quot;&amp;[.E14]&amp;&quot;','&quot;&amp;[.F14]&amp;&quot;');&quot;" office:value-type="string" office:string-value="INSERT INTO ANIMALS_DETAIL VALUES ('3','1','Japanese Bobtail','Japan','2009/07/19 15:31:52');">
            <text:p>INSERT INTO ANIMALS_DETAIL VALUES ('3','1','Japanese Bobtail','Japan','2009/07/19 15:31:52');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Maine Coon</text:p>
          </table:table-cell>
          <table:table-cell office:value-type="string">
            <text:p>United States</text:p>
          </table:table-cell>
          <table:table-cell office:value-type="string">
            <text:p>2009/07/19 15:32:32</text:p>
          </table:table-cell>
          <table:table-cell/>
          <table:table-cell table:style-name="ce3" table:formula="of:=&quot;INSERT INTO &quot;&amp;[.$A$9]&amp;&quot; VALUES ('&quot;&amp;[.B15]&amp;&quot;','&quot;&amp;[.C15]&amp;&quot;','&quot;&amp;[.D15]&amp;&quot;','&quot;&amp;[.E15]&amp;&quot;','&quot;&amp;[.F15]&amp;&quot;');&quot;" office:value-type="string" office:string-value="INSERT INTO ANIMALS_DETAIL VALUES ('4','1','Maine Coon','United States','2009/07/19 15:32:32');">
            <text:p>INSERT INTO ANIMALS_DETAIL VALUES ('4','1','Maine Coon','United States','2009/07/19 15:32:32');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hiba Inu</text:p>
          </table:table-cell>
          <table:table-cell office:value-type="string">
            <text:p>Japan</text:p>
          </table:table-cell>
          <table:table-cell office:value-type="string">
            <text:p>2009/07/20 13:01:19</text:p>
          </table:table-cell>
          <table:table-cell/>
          <table:table-cell table:style-name="ce3" table:formula="of:=&quot;INSERT INTO &quot;&amp;[.$A$9]&amp;&quot; VALUES ('&quot;&amp;[.B16]&amp;&quot;','&quot;&amp;[.C16]&amp;&quot;','&quot;&amp;[.D16]&amp;&quot;','&quot;&amp;[.E16]&amp;&quot;','&quot;&amp;[.F16]&amp;&quot;');&quot;" office:value-type="string" office:string-value="INSERT INTO ANIMALS_DETAIL VALUES ('5','2','Shiba Inu','Japan','2009/07/20 13:01:19');">
            <text:p>INSERT INTO ANIMALS_DETAIL VALUES ('5','2','Shiba Inu','Japan','2009/07/20 13:01:19');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Chihuahua</text:p>
          </table:table-cell>
          <table:table-cell office:value-type="string">
            <text:p>México</text:p>
          </table:table-cell>
          <table:table-cell office:value-type="string">
            <text:p>2009/07/20 13:01:19</text:p>
          </table:table-cell>
          <table:table-cell/>
          <table:table-cell table:style-name="ce3" table:formula="of:=&quot;INSERT INTO &quot;&amp;[.$A$9]&amp;&quot; VALUES ('&quot;&amp;[.B17]&amp;&quot;','&quot;&amp;[.C17]&amp;&quot;','&quot;&amp;[.D17]&amp;&quot;','&quot;&amp;[.E17]&amp;&quot;','&quot;&amp;[.F17]&amp;&quot;');&quot;" office:value-type="string" office:string-value="INSERT INTO ANIMALS_DETAIL VALUES ('6','2','Chihuahua','México','2009/07/20 13:01:19');">
            <text:p>INSERT INTO ANIMALS_DETAIL VALUES ('6','2','Chihuahua','México','2009/07/20 13:01:19');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Akita Inu</text:p>
          </table:table-cell>
          <table:table-cell office:value-type="string">
            <text:p>Japan</text:p>
          </table:table-cell>
          <table:table-cell office:value-type="string">
            <text:p>2009/07/20 13:01:19</text:p>
          </table:table-cell>
          <table:table-cell/>
          <table:table-cell table:style-name="ce3" table:formula="of:=&quot;INSERT INTO &quot;&amp;[.$A$9]&amp;&quot; VALUES ('&quot;&amp;[.B18]&amp;&quot;','&quot;&amp;[.C18]&amp;&quot;','&quot;&amp;[.D18]&amp;&quot;','&quot;&amp;[.E18]&amp;&quot;','&quot;&amp;[.F18]&amp;&quot;');&quot;" office:value-type="string" office:string-value="INSERT INTO ANIMALS_DETAIL VALUES ('7','2','Akita Inu','Japan','2009/07/20 13:01:19');">
            <text:p>INSERT INTO ANIMALS_DETAIL VALUES ('7','2','Akita Inu','Japan','2009/07/20 13:01:19');</text:p>
          </table:table-cell>
          <table:table-cell table:number-columns-repeated="1016"/>
        </table:table-row>
        <table:table-row table:style-name="ro1" table:number-rows-repeated="65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ce1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 table:number-rows-repeated="2"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ANIMALS</text:p>
          </table:table-cell>
          <table:table-cell office:value-type="string">
            <text:p>COLUMN</text:p>
          </table:table-cell>
          <table:table-cell office:value-type="string">
            <text:p>TYPE</text:p>
          </table:table-cell>
          <table:table-cell/>
          <table:table-cell table:formula="of:=&quot;CREATE TABLE &quot; &amp; [.A3] &amp; &quot;(&quot;" office:value-type="string" office:string-value="CREATE TABLE ANIMALS(">
            <text:p>CREATE TABLE ANIMALS(</text:p>
          </table:table-cell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NTEGER</text:p>
          </table:table-cell>
          <table:table-cell/>
          <table:table-cell table:formula="of:=[.B4]&amp;&quot; &quot;&amp;[.C4]&amp;&quot;,&quot;" office:value-type="string" office:string-value="ID INTEGER,">
            <text:p>ID INTEGER,</text:p>
          </table:table-cell>
        </table:table-row>
        <table:table-row table:style-name="ro1">
          <table:table-cell/>
          <table:table-cell office:value-type="string">
            <text:p>ORDO</text:p>
          </table:table-cell>
          <table:table-cell office:value-type="string">
            <text:p>TEXT</text:p>
          </table:table-cell>
          <table:table-cell/>
          <table:table-cell table:formula="of:=[.B5]&amp;&quot; &quot;&amp;[.C5]&amp;&quot;,&quot;" office:value-type="string" office:string-value="ORDO TEXT,">
            <text:p>ORDO TEXT,</text:p>
          </table:table-cell>
        </table:table-row>
        <table:table-row table:style-name="ro1">
          <table:table-cell/>
          <table:table-cell office:value-type="string">
            <text:p>SIMPLE_NAME</text:p>
          </table:table-cell>
          <table:table-cell office:value-type="string">
            <text:p>TEXT</text:p>
          </table:table-cell>
          <table:table-cell/>
          <table:table-cell table:formula="of:=[.B6]&amp;&quot; &quot;&amp;[.C6]&amp;&quot;,&quot;" office:value-type="string" office:string-value="SIMPLE_NAME TEXT,">
            <text:p>SIMPLE_NAME TEXT,</text:p>
          </table:table-cell>
        </table:table-row>
        <table:table-row table:style-name="ro1">
          <table:table-cell/>
          <table:table-cell office:value-type="string">
            <text:p>UPDATE_TIME</text:p>
          </table:table-cell>
          <table:table-cell office:value-type="string">
            <text:p>TEXT</text:p>
          </table:table-cell>
          <table:table-cell/>
          <table:table-cell table:formula="of:=[.B7]&amp;&quot; &quot;&amp;[.C7]&amp;&quot;,&quot;" office:value-type="string" office:string-value="UPDATE_TIME TEXT,">
            <text:p>UPDATE_TIME TEXT,</text:p>
          </table:table-cell>
        </table:table-row>
        <table:table-row table:style-name="ro1" table:number-rows-repeated="3"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ANIMALS_DETAIL</text:p>
          </table:table-cell>
          <table:table-cell office:value-type="string">
            <text:p>COLUMN</text:p>
          </table:table-cell>
          <table:table-cell office:value-type="string">
            <text:p>TYPE</text:p>
          </table:table-cell>
          <table:table-cell/>
          <table:table-cell table:formula="of:=&quot;CREATE TABLE &quot; &amp; [.A11] &amp; &quot;(&quot;" office:value-type="string" office:string-value="CREATE TABLE ANIMALS_DETAIL(">
            <text:p>CREATE TABLE ANIMALS_DETAIL(</text:p>
          </table:table-cell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NTEGER</text:p>
          </table:table-cell>
          <table:table-cell/>
          <table:table-cell table:formula="of:=[.B12]&amp;&quot; &quot;&amp;[.C12]&amp;&quot;,&quot;" office:value-type="string" office:string-value="ID INTEGER,">
            <text:p>ID INTEGER,</text:p>
          </table:table-cell>
        </table:table-row>
        <table:table-row table:style-name="ro1">
          <table:table-cell/>
          <table:table-cell office:value-type="string">
            <text:p>ANIMALS_ID</text:p>
          </table:table-cell>
          <table:table-cell office:value-type="string">
            <text:p>INTEGER</text:p>
          </table:table-cell>
          <table:table-cell/>
          <table:table-cell table:formula="of:=[.B13]&amp;&quot; &quot;&amp;[.C13]&amp;&quot;,&quot;" office:value-type="string" office:string-value="ANIMALS_ID INTEGER,">
            <text:p>ANIMALS_ID INTEGER,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EXT</text:p>
          </table:table-cell>
          <table:table-cell/>
          <table:table-cell table:formula="of:=[.B14]&amp;&quot; &quot;&amp;[.C14]&amp;&quot;,&quot;" office:value-type="string" office:string-value="NAME TEXT,">
            <text:p>NAME TEXT,</text:p>
          </table:table-cell>
        </table:table-row>
        <table:table-row table:style-name="ro1">
          <table:table-cell/>
          <table:table-cell office:value-type="string">
            <text:p>ORIGIN</text:p>
          </table:table-cell>
          <table:table-cell office:value-type="string">
            <text:p>TEXT</text:p>
          </table:table-cell>
          <table:table-cell/>
          <table:table-cell table:formula="of:=[.B15]&amp;&quot; &quot;&amp;[.C15]&amp;&quot;,&quot;" office:value-type="string" office:string-value="ORIGIN TEXT,">
            <text:p>ORIGIN TEXT,</text:p>
          </table:table-cell>
        </table:table-row>
        <table:table-row table:style-name="ro1">
          <table:table-cell/>
          <table:table-cell office:value-type="string">
            <text:p>UPDATE_TIME</text:p>
          </table:table-cell>
          <table:table-cell office:value-type="string">
            <text:p>TEXT</text:p>
          </table:table-cell>
          <table:table-cell/>
          <table:table-cell table:formula="of:=[.B16]&amp;&quot; &quot;&amp;[.C16]&amp;&quot;,&quot;" office:value-type="string" office:string-value="UPDATE_TIME TEXT,">
            <text:p>UPDATE_TIME TEXT,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VL ゴシック" style:language-asian="ja" style:country-asian="JP" style:font-name-complex="VL ゴシック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0">2009/07/20</text:date>, <text:time>16:31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akao Sumitomo</meta:initial-creator>
    <meta:creation-date>2009-07-20T15:21:50</meta:creation-date>
    <dc:date>2009-07-20T16:31:49</dc:date>
    <dc:creator>Takao Sumitomo</dc:creator>
    <meta:editing-duration>PT01H10M01S</meta:editing-duration>
    <meta:editing-cycles>5</meta:editing-cycles>
    <meta:generator>OpenOffice.org/3.1$Linux OpenOffice.org_project/310m11$Build-9399</meta:generator>
    <meta:document-statistic meta:table-count="3" meta:cell-count="113" meta:object-count="0"/>
  </office:meta>
</office:document-meta>
</file>